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966a5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9cda51" officeooo:paragraph-rsid="009e88d8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966a55" officeooo:paragraph-rsid="009e88d8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1eed6b" officeooo:paragraph-rsid="00aef1c7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10" style:family="paragraph" style:parent-style-name="Standard">
      <style:text-properties style:use-window-font-color="true" style:font-name="Arial1" fo:font-size="10pt" officeooo:rsid="008a0d74" officeooo:paragraph-rsid="00b20271" style:font-size-asian="10pt" style:font-size-complex="10pt"/>
    </style:style>
    <style:style style:name="P11" style:family="paragraph" style:parent-style-name="Standard">
      <style:text-properties style:use-window-font-color="true" style:font-name="Arial1" fo:font-size="10pt" officeooo:rsid="008c10c5" officeooo:paragraph-rsid="00b3fdf1" style:font-size-asian="10pt" style:font-size-complex="10pt"/>
    </style:style>
    <style:style style:name="P12" style:family="paragraph" style:parent-style-name="Standard">
      <style:text-properties style:use-window-font-color="true" style:font-name="Arial1" fo:font-size="10pt" officeooo:rsid="0097eb6e" officeooo:paragraph-rsid="009e88d8" fo:background-color="transparen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3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4" style:family="paragraph" style:parent-style-name="Standard">
      <style:text-properties style:font-name="Arial1" fo:font-size="10pt" officeooo:rsid="00087c3c" officeooo:paragraph-rsid="00af710d" fo:background-color="transparent" style:font-size-asian="10pt" style:font-size-complex="10pt"/>
    </style:style>
    <style:style style:name="P25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7c929e" officeooo:paragraph-rsid="00acb010" fo:background-color="transparent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9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1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af710d" style:font-weight-asian="normal" style:font-weight-complex="normal"/>
    </style:style>
    <style:style style:name="T9" style:family="text">
      <style:text-properties fo:font-weight="normal" officeooo:rsid="00b20271" style:font-weight-asian="normal" style:font-weight-complex="normal"/>
    </style:style>
    <style:style style:name="T10" style:family="text">
      <style:text-properties fo:font-weight="normal" officeooo:rsid="00966a5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9cda5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aa5ede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0b1ae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40d100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9e88d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b3fdf1" fo:background-color="transparent" loext:char-shading-value="0" style:font-weight-asian="normal" style:font-weight-complex="normal"/>
    </style:style>
    <style:style style:name="T17" style:family="text">
      <style:text-properties style:use-window-font-color="true" fo:font-weight="normal" officeooo:rsid="00aa5ede" style:font-weight-asian="normal" style:font-weight-complex="normal"/>
    </style:style>
    <style:style style:name="T1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officeooo:rsid="0084e411"/>
    </style:style>
    <style:style style:name="T22" style:family="text">
      <style:text-properties officeooo:rsid="000c6bcc"/>
    </style:style>
    <style:style style:name="T23" style:family="text">
      <style:text-properties officeooo:rsid="0007ca86"/>
    </style:style>
    <style:style style:name="T24" style:family="text">
      <style:text-properties officeooo:rsid="000d80b4"/>
    </style:style>
    <style:style style:name="T25" style:family="text">
      <style:text-properties officeooo:rsid="008f4d3e"/>
    </style:style>
    <style:style style:name="T26" style:family="text">
      <style:text-properties officeooo:rsid="0092148e"/>
    </style:style>
    <style:style style:name="T27" style:family="text">
      <style:text-properties officeooo:rsid="009cda51"/>
    </style:style>
    <style:style style:name="T28" style:family="text">
      <style:text-properties officeooo:rsid="009e0a3a"/>
    </style:style>
    <style:style style:name="T29" style:family="text">
      <style:text-properties officeooo:rsid="00a7b81d"/>
    </style:style>
    <style:style style:name="T30" style:family="text">
      <style:text-properties officeooo:rsid="00acb010"/>
    </style:style>
    <style:style style:name="T31" style:family="text">
      <style:text-properties officeooo:rsid="00b3fdf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P<text:span text:style-name="T26">acman</text:span></text:p>
      <text:p text:style-name="P15"/>
      <text:p text:style-name="P15"/>
      <text:p text:style-name="P15"><draw:frame draw:style-name="fr1" draw:name="Cadre7" text:anchor-type="paragraph" svg:x="0.034cm" svg:y="0.233cm" svg:width="17.082cm" draw:z-index="1"><draw:text-box fo:min-height="0.79cm"><text:p text:style-name="P18">FICHE DE SPÉCIFICATION DE L’US N° : <text:span text:style-name="T25">184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6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8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<text:span text:style-name="T30">20</text:span>/<text:span text:style-name="T29">03</text:span>/201<text:span text:style-name="T29">9</text:span>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>01</text:p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31"/>
          </table:table-cell>
          <table:table-cell table:style-name="Tableau2.D4" office:value-type="string">
            <text:p text:style-name="P33"/>
          </table:table-cell>
        </table:table-row>
      </table:table>
      <text:p text:style-name="P21"><draw:frame draw:style-name="fr1" draw:name="Cadre2" text:anchor-type="paragraph" svg:x="0.018cm" svg:y="0.226cm" svg:width="17.03cm" draw:z-index="0"><draw:text-box fo:min-height="0.79cm"><text:p text:style-name="P22">FONCTIONNALIT<text:span text:style-name="T4">É : </text:span><text:span text:style-name="T9">Choisir de r</text:span><text:span text:style-name="T8">emplacer</text:span><text:span text:style-name="T17"> une modalité d’un référentiel de travail par une modalité du référentiel commun</text:span></text:p></draw:text-box></draw:frame><draw:frame draw:style-name="fr1" draw:name="Cadre8" text:anchor-type="paragraph" svg:x="-0.019cm" svg:y="1.505cm" svg:width="17.014cm" draw:z-index="2"><draw:text-box fo:min-height="0.79cm"><text:p text:style-name="P22"><text:span text:style-name="T24">PROFIL</text:span> D'UTILISAT<text:span text:style-name="T24">EURS</text:span> CONCERN<text:span text:style-name="T4">É : </text:span><text:span text:style-name="T6">A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5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4">administrateur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24"><text:span text:style-name="T9">choisir de r</text:span><text:span text:style-name="T8">emplacer</text:span><text:span text:style-name="T17"> une modalité d’un référentiel de travail par une modalité du référentiel commun</text:span></text:p>
          </table:table-cell>
        </table:table-row>
        <table:table-row>
          <table:table-cell table:style-name="Tableau1.A2" office:value-type="string">
            <text:p text:style-name="P29">Afin de/<text:span text:style-name="T21">que</text:span></text:p>
          </table:table-cell>
          <table:table-cell table:style-name="Tableau1.B4" office:value-type="string">
            <text:p text:style-name="P37">remplacer la modalité par la modalité correspondante du référentiel commun</text:p>
          </table:table-cell>
        </table:table-row>
      </table:table>
      <text:p text:style-name="P19"/>
      <text:p text:style-name="P20"><draw:frame draw:style-name="fr2" draw:name="Cadre3" text:anchor-type="paragraph" svg:x="0.104cm" svg:y="7.558cm" svg:width="16.953cm" draw:z-index="6"><draw:text-box fo:min-height="2.738cm"><text:p text:style-name="P16">Liste des r<text:span text:style-name="T22">è</text:span>gles de gestion à appliquer pour cette fonctionnalité<text:span text:style-name="T23"> : </text:span></text:p><text:p text:style-name="P9"/></draw:text-box></draw:frame><draw:frame draw:style-name="fr2" draw:name="Cadre4" text:anchor-type="paragraph" svg:x="0.104cm" svg:y="2.228cm" svg:width="16.923cm" draw:z-index="3"><draw:text-box fo:min-height="4.819cm"><text:p text:style-name="P22"><text:span text:style-name="T2">Pré-requis à la mise en œuvre de la fonctionnalité</text:span><text:span text:style-name="T4"> : </text:span></text:p><text:p text:style-name="P23"><text:span text:style-name="T5">En tant qu’utilisateur</text:span><text:span text:style-name="T2"> :</text:span></text:p><text:p text:style-name="P10"><text:span text:style-name="T14">M’</text:span><text:span text:style-name="T12">être connecté à l’application pour atteindre l’écran d’accueil</text:span></text:p></draw:text-box></draw:frame></text:p>
      <text:p text:style-name="P14">SPÉCIFICATIONS DÉTAILLÉES</text:p>
      <text:p text:style-name="P20"><draw:frame draw:style-name="fr2" draw:name="Cadre5" text:anchor-type="paragraph" svg:x="0.03cm" svg:y="0.37cm" svg:width="16.974cm" draw:z-index="5"><draw:text-box fo:min-height="14.97cm"><text:p text:style-name="P16">Description de la fonctionnalité : <text:span text:style-name="T3">cf. exemple d'écran en annexe de la fiche</text:span></text:p><text:p text:style-name="P11"><text:span text:style-name="T13">En choisissant l’item « </text:span><text:span text:style-name="T16">Remplacement d’un modalité d’un espace de travail</text:span><text:span text:style-name="T13"> » </text:span><text:span text:style-name="T15">dans le bandeau gauche de l’écran, </text:span><text:span text:style-name="T10">l’écran </text:span><text:span text:style-name="T16">correspondant</text:span><text:span text:style-name="T10"> s’affiche. </text:span><text:span text:style-name="T11">Il consiste en :</text:span></text:p><text:p text:style-name="P3"/><text:p text:style-name="P5">- un titre : « <text:span text:style-name="T31">Remplacer la modalité d’un espace de travail</text:span> »</text:p><text:p text:style-name="P6">-<text:span text:style-name="T27"> en-dessous, un bouton « Sélectionner l’espace de travail » qui permet de choisir l’espace de travail pour lequel la modalité spécifique à l’espace d’une dimension est à remplacer par une modalité de la même dimension dans le référentiel commun.</text:span></text:p><text:p text:style-name="P12"/></draw:text-box></draw:frame><draw:frame draw:style-name="fr2" draw:name="Cadre6" text:anchor-type="paragraph" svg:x="0.041cm" svg:y="16.147cm" svg:width="16.974cm" draw:z-index="4"><draw:text-box fo:min-height="0.669cm"><text:p text:style-name="P16">Résultat attendu de la fonctionnalité<text:span text:style-name="T23"> : </text:span></text:p><text:p text:style-name="P8">L’<text:span text:style-name="T28">écran du choix des modalités est affiché</text:span></text:p></draw:text-box></draw:frame><text:soft-page-break/></text:p>
      <text:p text:style-name="P20"><draw:frame draw:style-name="fr3" draw:name="Cadre9" text:anchor-type="paragraph" svg:x="0.146cm" svg:y="0.415cm" svg:width="16.974cm" draw:z-index="7"><draw:text-box fo:min-height="0.669cm"><text:p text:style-name="P17"><text:span text:style-name="T23">C</text:span><text:span text:style-name="T1">ritère d’acceptation – Jeux de test </text:span><text:span text:style-name="T18">(</text:span><text:span text:style-name="T19">y c.</text:span><text:span text:style-name="T18"> d</text:span><text:span text:style-name="T19">é</text:span><text:span text:style-name="T18">finition de prêt)</text:span></text:p><text:p text:style-name="P7">L’<text:span text:style-name="T28">écran du choix des modalités est affiché</text:span></text:p><text:p text:style-name="P2"/><text:p text:style-name="P1"/><text:p text:style-name="P1"/></draw:text-box></draw:frame></text:p>
      <text:p text:style-name="P25"/>
      <text:p text:style-name="P39"><draw:custom-shape text:anchor-type="paragraph" draw:z-index="8" draw:name="Forme11" draw:style-name="gr1" draw:text-style-name="P41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40">ANNEXE DE PR<text:span text:style-name="T20">É</text:span>SENTATION DES DONN<text:span text:style-name="T20">ÉES DE TEST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1:41:28.628000000</dc:date>
    <meta:editing-duration>P1DT19H55M14S</meta:editing-duration>
    <meta:editing-cycles>146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254" meta:character-count="1597" meta:non-whitespace-character-count="1374"/>
  </office:meta>
</office:document-meta>
</file>